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75.74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102.8pt" style:use-optimal-column-width="fals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65.25pt" style:use-optimal-column-width="true"/>
    </style:style>
    <style:style style:name="ACOL-9" style:family="table-column">
      <style:table-column-properties style:column-width="47.99055118110236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9" table:number-columns-repeated="3"/>
        <table:table-column table:default-cell-style-name="ACE-0" table:style-name="ACOL-0" table:number-columns-repeated="221"/>
        <table:table-column table:style-name="ACOL-0" table:number-columns-repeated="1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original_depth</text:p>
          </table:table-cell>
          <table:table-cell table:style-name="ACE-0" office:value-type="string">
            <text:p>original_depth_uncertainty</text:p>
          </table:table-cell>
          <table:table-cell table:style-name="ACE-0" office:value-type="string">
            <text:p>depth_range_low</text:p>
          </table:table-cell>
          <table:table-cell table:style-name="ACE-0" office:value-type="string">
            <text:p>depth_range_high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7m__1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600">
            <text:p>17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 (_Faviid_)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]+AVERAGE([.S2];[.T2])" office:value-type="float" office:value="-146.09999999999999">
            <text:p>−146.1</text:p>
          </table:table-cell>
          <table:table-cell table:style-name="ACE-0" table:formula="of:=[.S2]-AVERAGE([.S2];[.T2])" office:value-type="float" office:value="12">
            <text:p>12</text:p>
          </table:table-cell>
          <table:table-cell table:style-name="ACE-0" table:formula="of:=[.S2]-AVERAGE([.S2];[.T2])" office:value-type="float" office:value="12">
            <text:p>12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5.69999999999999">
            <text:p>−165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1.600000000000001">
            <text:p>31.6</text:p>
          </table:table-cell>
          <table:table-cell table:style-name="ACE-0" office:value-type="float" office:value="7.5999999999999996">
            <text:p>7.6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7m__2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700">
            <text:p>17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 (_Faviid_)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]+AVERAGE([.S3];[.T3])" office:value-type="float" office:value="-146.14999999999998">
            <text:p>−146.15</text:p>
          </table:table-cell>
          <table:table-cell table:style-name="ACE-0" table:formula="of:=[.S3]-AVERAGE([.S3];[.T3])" office:value-type="float" office:value="11.949999999999999">
            <text:p>11.95</text:p>
          </table:table-cell>
          <table:table-cell table:style-name="ACE-0" table:formula="of:=[.S3]-AVERAGE([.S3];[.T3])" office:value-type="float" office:value="11.949999999999999">
            <text:p>11.9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5.69999999999999">
            <text:p>−165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1.5">
            <text:p>31.5</text:p>
          </table:table-cell>
          <table:table-cell table:style-name="ACE-0" office:value-type="float" office:value="7.5999999999999996">
            <text:p>7.6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7m__3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700">
            <text:p>17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 (_Faviid_)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]+AVERAGE([.S4];[.T4])" office:value-type="float" office:value="-146.14999999999998">
            <text:p>−146.15</text:p>
          </table:table-cell>
          <table:table-cell table:style-name="ACE-0" table:formula="of:=[.S4]-AVERAGE([.S4];[.T4])" office:value-type="float" office:value="11.949999999999999">
            <text:p>11.95</text:p>
          </table:table-cell>
          <table:table-cell table:style-name="ACE-0" table:formula="of:=[.S4]-AVERAGE([.S4];[.T4])" office:value-type="float" office:value="11.949999999999999">
            <text:p>11.9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5.69999999999999">
            <text:p>−165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1.5">
            <text:p>31.5</text:p>
          </table:table-cell>
          <table:table-cell table:style-name="ACE-0" office:value-type="float" office:value="7.5999999999999996">
            <text:p>7.6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9m__1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600">
            <text:p>15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]+AVERAGE([.S5];[.T5])" office:value-type="float" office:value="-133.25">
            <text:p>−133.25</text:p>
          </table:table-cell>
          <table:table-cell table:style-name="ACE-0" table:formula="of:=[.S5]-AVERAGE([.S5];[.T5])" office:value-type="float" office:value="29.050000000000004">
            <text:p>29.05</text:p>
          </table:table-cell>
          <table:table-cell table:style-name="ACE-0" table:formula="of:=[.S5]-AVERAGE([.S5];[.T5])" office:value-type="float" office:value="29.050000000000004">
            <text:p>29.0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7.80000000000001">
            <text:p>−16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3.600000000000001">
            <text:p>63.6</text:p>
          </table:table-cell>
          <table:table-cell table:style-name="ACE-0" office:value-type="float" office:value="5.5">
            <text:p>5.5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9m__2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]+AVERAGE([.S6];[.T6])" office:value-type="float" office:value="-133.20000000000002">
            <text:p>−133.2</text:p>
          </table:table-cell>
          <table:table-cell table:style-name="ACE-0" table:formula="of:=[.S6]-AVERAGE([.S6];[.T6])" office:value-type="float" office:value="29.100000000000001">
            <text:p>29.1</text:p>
          </table:table-cell>
          <table:table-cell table:style-name="ACE-0" table:formula="of:=[.S6]-AVERAGE([.S6];[.T6])" office:value-type="float" office:value="29.100000000000001">
            <text:p>29.1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7.80000000000001">
            <text:p>−16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">
            <text:p>5.5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9m__3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600">
            <text:p>15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]+AVERAGE([.S7];[.T7])" office:value-type="float" office:value="-133.25">
            <text:p>−133.25</text:p>
          </table:table-cell>
          <table:table-cell table:style-name="ACE-0" table:formula="of:=[.S7]-AVERAGE([.S7];[.T7])" office:value-type="float" office:value="29.050000000000004">
            <text:p>29.05</text:p>
          </table:table-cell>
          <table:table-cell table:style-name="ACE-0" table:formula="of:=[.S7]-AVERAGE([.S7];[.T7])" office:value-type="float" office:value="29.050000000000004">
            <text:p>29.0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7.80000000000001">
            <text:p>−16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3.600000000000001">
            <text:p>63.6</text:p>
          </table:table-cell>
          <table:table-cell table:style-name="ACE-0" office:value-type="float" office:value="5.5">
            <text:p>5.5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24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Acropora danai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]+AVERAGE([.S8];[.T8])" office:value-type="float" office:value="-11.9">
            <text:p>−11.9</text:p>
          </table:table-cell>
          <table:table-cell table:style-name="ACE-0" table:formula="of:=[.S8]-AVERAGE([.S8];[.T8])" office:value-type="float" office:value="8.2999999999999989">
            <text:p>8.3</text:p>
          </table:table-cell>
          <table:table-cell table:style-name="ACE-0" table:formula="of:=[.S8]-AVERAGE([.S8];[.T8])" office:value-type="float" office:value="8.2999999999999989">
            <text:p>8.3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23.300000000000001">
            <text:p>−2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1000000000000001">
            <text:p>3.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35.5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500">
            <text:p>15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]+AVERAGE([.S9];[.T9])" office:value-type="float" office:value="-22.849999999999994">
            <text:p>−22.85</text:p>
          </table:table-cell>
          <table:table-cell table:style-name="ACE-0" table:formula="of:=[.S9]-AVERAGE([.S9];[.T9])" office:value-type="float" office:value="8.3499999999999996">
            <text:p>8.35</text:p>
          </table:table-cell>
          <table:table-cell table:style-name="ACE-0" table:formula="of:=[.S9]-AVERAGE([.S9];[.T9])" office:value-type="float" office:value="8.3499999999999996">
            <text:p>8.3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34.299999999999997">
            <text:p>−34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3.1000000000000001">
            <text:p>3.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166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23600">
            <text:p>23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otryoidal aragonite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]+AVERAGE([.S10];[.T10])" office:value-type="float" office:value="-141.69999999999999">
            <text:p>−141.7</text:p>
          </table:table-cell>
          <table:table-cell table:style-name="ACE-0" table:formula="of:=[.S10]-AVERAGE([.S10];[.T10])" office:value-type="float" office:value="7.5">
            <text:p>7.5</text:p>
          </table:table-cell>
          <table:table-cell table:style-name="ACE-0" table:formula="of:=[.S10]-AVERAGE([.S10];[.T10])" office:value-type="float" office:value="7.5">
            <text:p>7.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4.19999999999999">
            <text:p>−164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taken from Camoin paper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169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300">
            <text:p>17300</text:p>
          </table:table-cell>
          <table:table-cell table:style-name="ACE-0" table:formula="of:=MAX([.F11]*0.10000000000000001;100)" office:value-type="float" office:value="1730">
            <text:p>1730</text:p>
          </table:table-cell>
          <table:table-cell table:style-name="ACE-0" office:value-type="string">
            <text:p>Alveopora sp.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]+AVERAGE([.S11];[.T11])" office:value-type="float" office:value="-142.89999999999998">
            <text:p>−142.9</text:p>
          </table:table-cell>
          <table:table-cell table:style-name="ACE-0" table:formula="of:=[.S11]-AVERAGE([.S11];[.T11])" office:value-type="float" office:value="18.699999999999999">
            <text:p>18.7</text:p>
          </table:table-cell>
          <table:table-cell table:style-name="ACE-0" table:formula="of:=[.S11]-AVERAGE([.S11];[.T11])" office:value-type="float" office:value="18.699999999999999">
            <text:p>18.7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7.69999999999999">
            <text:p>−167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3.5">
            <text:p>43.5</text:p>
          </table:table-cell>
          <table:table-cell table:style-name="ACE-0" office:value-type="float" office:value="6.0999999999999996">
            <text:p>6.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8.3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danai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]+AVERAGE([.S12];[.T12])" office:value-type="float" office:value="3.7000000000000002">
            <text:p>3.7</text:p>
          </table:table-cell>
          <table:table-cell table:style-name="ACE-0" table:formula="of:=[.S12]-AVERAGE([.S12];[.T12])" office:value-type="float" office:value="8.2999999999999989">
            <text:p>8.3</text:p>
          </table:table-cell>
          <table:table-cell table:style-name="ACE-0" table:formula="of:=[.S12]-AVERAGE([.S12];[.T12])" office:value-type="float" office:value="8.2999999999999989">
            <text:p>8.3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7.7000000000000002">
            <text:p>−7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1000000000000001">
            <text:p>3.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9.15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8300">
            <text:p>83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Acropora danai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]+AVERAGE([.S13];[.T13])" office:value-type="float" office:value="2.9500000000000011">
            <text:p>2.95</text:p>
          </table:table-cell>
          <table:table-cell table:style-name="ACE-0" table:formula="of:=[.S13]-AVERAGE([.S13];[.T13])" office:value-type="float" office:value="8.3499999999999996">
            <text:p>8.35</text:p>
          </table:table-cell>
          <table:table-cell table:style-name="ACE-0" table:formula="of:=[.S13]-AVERAGE([.S13];[.T13])" office:value-type="float" office:value="8.3499999999999996">
            <text:p>8.3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3.1000000000000001">
            <text:p>3.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109.6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59100">
            <text:p>591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Botryoidal aragonite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]+AVERAGE([.S14];[.T14])" office:value-type="float" office:value="-82.700000000000003">
            <text:p>−82.7</text:p>
          </table:table-cell>
          <table:table-cell table:style-name="ACE-0" table:formula="of:=[.S14]-AVERAGE([.S14];[.T14])" office:value-type="float" office:value="7.5">
            <text:p>7.5</text:p>
          </table:table-cell>
          <table:table-cell table:style-name="ACE-0" table:formula="of:=[.S14]-AVERAGE([.S14];[.T14])" office:value-type="float" office:value="7.5">
            <text:p>7.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05.2">
            <text:p>−105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taken from Camoin et al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116.4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69000">
            <text:p>690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Botryoidal aragonite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]+AVERAGE([.S15];[.T15])" office:value-type="float" office:value="-89.700000000000003">
            <text:p>−89.7</text:p>
          </table:table-cell>
          <table:table-cell table:style-name="ACE-0" table:formula="of:=[.S15]-AVERAGE([.S15];[.T15])" office:value-type="float" office:value="7.5">
            <text:p>7.5</text:p>
          </table:table-cell>
          <table:table-cell table:style-name="ACE-0" table:formula="of:=[.S15]-AVERAGE([.S15];[.T15])" office:value-type="float" office:value="7.5">
            <text:p>7.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12.2">
            <text:p>−112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taken from Camoin et al</text:p>
          </table:table-cell>
          <table:table-cell table:number-columns-repeated="235" table:style-name="ACE-0"/>
        </table:table-row>
        <table:table-row table:style-name="AROW-0" table:number-rows-repeated="9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3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22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4">
          <gnm:selection gnm:start-col="15" gnm:start-row="14" gnm:end-col="15" gnm:end-row="1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text-style style:name="ND-1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51:1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